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3986" officeooo:paragraph-rsid="00103986"/>
    </style:style>
    <style:style style:name="P2" style:family="paragraph" style:parent-style-name="Standard">
      <style:text-properties officeooo:rsid="00103986" officeooo:paragraph-rsid="001608ae"/>
    </style:style>
    <style:style style:name="P3" style:family="paragraph" style:parent-style-name="Standard">
      <style:text-properties fo:font-weight="bold" officeooo:rsid="00103986" officeooo:paragraph-rsid="00103986" style:font-weight-asian="bold" style:font-weight-complex="bold"/>
    </style:style>
    <style:style style:name="P4" style:family="paragraph" style:parent-style-name="Standard">
      <style:text-properties fo:font-weight="bold" officeooo:rsid="00103986" officeooo:paragraph-rsid="001608ae" style:font-weight-asian="bold" style:font-weight-complex="bold"/>
    </style:style>
    <style:style style:name="P5" style:family="paragraph" style:parent-style-name="Standard">
      <style:text-properties fo:font-weight="bold" officeooo:rsid="001171df" officeooo:paragraph-rsid="001171df" style:font-weight-asian="bold" style:font-weight-complex="bold"/>
    </style:style>
    <style:style style:name="P6" style:family="paragraph" style:parent-style-name="Standard">
      <style:text-properties fo:font-weight="bold" officeooo:rsid="001250a8" officeooo:paragraph-rsid="001250a8" style:font-weight-asian="bold" style:font-weight-complex="bold"/>
    </style:style>
    <style:style style:name="P7" style:family="paragraph" style:parent-style-name="Standard">
      <style:text-properties fo:font-weight="bold" officeooo:rsid="0017ccfa" officeooo:paragraph-rsid="0017ccfa" style:font-weight-asian="bold" style:font-weight-complex="bold"/>
    </style:style>
    <style:style style:name="P8" style:family="paragraph" style:parent-style-name="Standard">
      <style:text-properties fo:font-weight="bold" officeooo:rsid="00038c0f" officeooo:paragraph-rsid="0017ccfa" style:font-weight-asian="bold" style:font-weight-complex="bold"/>
    </style:style>
    <style:style style:name="P9" style:family="paragraph" style:parent-style-name="Standard">
      <style:text-properties officeooo:rsid="001171df" officeooo:paragraph-rsid="001171df"/>
    </style:style>
    <style:style style:name="P10" style:family="paragraph" style:parent-style-name="Standard">
      <style:text-properties officeooo:rsid="001171df" officeooo:paragraph-rsid="0017ccfa"/>
    </style:style>
    <style:style style:name="P11" style:family="paragraph" style:parent-style-name="Standard">
      <style:text-properties officeooo:rsid="001250a8" officeooo:paragraph-rsid="001250a8"/>
    </style:style>
    <style:style style:name="P12" style:family="paragraph" style:parent-style-name="Standard">
      <style:text-properties officeooo:rsid="001250a8" officeooo:paragraph-rsid="00141723"/>
    </style:style>
    <style:style style:name="P13" style:family="paragraph" style:parent-style-name="Standard">
      <style:text-properties officeooo:rsid="001250a8" officeooo:paragraph-rsid="00145cc9"/>
    </style:style>
    <style:style style:name="P14" style:family="paragraph" style:parent-style-name="Standard">
      <style:text-properties officeooo:rsid="001250a8" officeooo:paragraph-rsid="001608ae"/>
    </style:style>
    <style:style style:name="P15" style:family="paragraph" style:parent-style-name="Standard">
      <style:text-properties officeooo:rsid="001250a8" officeooo:paragraph-rsid="0017ccfa"/>
    </style:style>
    <style:style style:name="P16" style:family="paragraph" style:parent-style-name="Standard">
      <style:text-properties officeooo:rsid="001250a8" officeooo:paragraph-rsid="00185301"/>
    </style:style>
    <style:style style:name="P17" style:family="paragraph" style:parent-style-name="Standard">
      <style:text-properties officeooo:rsid="00145cc9" officeooo:paragraph-rsid="00145cc9"/>
    </style:style>
    <style:style style:name="P18" style:family="paragraph" style:parent-style-name="Standard">
      <style:text-properties officeooo:rsid="00145cc9" officeooo:paragraph-rsid="001608ae"/>
    </style:style>
    <style:style style:name="P19" style:family="paragraph" style:parent-style-name="Standard">
      <style:text-properties officeooo:rsid="00038c0f" officeooo:paragraph-rsid="001608ae"/>
    </style:style>
    <style:style style:name="P20" style:family="paragraph" style:parent-style-name="Standard">
      <style:text-properties officeooo:rsid="00038c0f" officeooo:paragraph-rsid="0017ccfa"/>
    </style:style>
    <style:style style:name="P21" style:family="paragraph" style:parent-style-name="Standard">
      <style:text-properties officeooo:rsid="00041cf4" officeooo:paragraph-rsid="001608ae"/>
    </style:style>
    <style:style style:name="P22" style:family="paragraph" style:parent-style-name="Standard">
      <style:text-properties officeooo:rsid="00041cf4" officeooo:paragraph-rsid="0017ccfa"/>
    </style:style>
    <style:style style:name="P23" style:family="paragraph" style:parent-style-name="Standard">
      <style:text-properties officeooo:rsid="001608ae" officeooo:paragraph-rsid="001608ae"/>
    </style:style>
    <style:style style:name="P24" style:family="paragraph" style:parent-style-name="Standard">
      <style:text-properties officeooo:rsid="0017ccfa" officeooo:paragraph-rsid="0017ccfa"/>
    </style:style>
    <style:style style:name="P25" style:family="paragraph" style:parent-style-name="Standard">
      <style:text-properties fo:color="#f58220" fo:font-weight="bold" officeooo:rsid="0017ccfa" officeooo:paragraph-rsid="0017ccfa" style:font-weight-asian="bold" style:font-weight-complex="bold"/>
    </style:style>
    <style:style style:name="P26" style:family="paragraph" style:parent-style-name="Standard">
      <style:text-properties fo:color="#f58220" officeooo:rsid="00038c0f" officeooo:paragraph-rsid="0017ccfa" fo:background-color="#eeeeee"/>
    </style:style>
    <style:style style:name="P27" style:family="paragraph" style:parent-style-name="Standard">
      <style:text-properties officeooo:rsid="00185301" officeooo:paragraph-rsid="00185301"/>
    </style:style>
    <style:style style:name="T1" style:family="text">
      <style:text-properties officeooo:rsid="0010398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5cc9" style:font-weight-asian="bold" style:font-weight-complex="bold"/>
    </style:style>
    <style:style style:name="T4" style:family="text">
      <style:text-properties fo:font-weight="bold" officeooo:rsid="0017ccfa" style:font-weight-asian="bold" style:font-weight-complex="bold"/>
    </style:style>
    <style:style style:name="T5" style:family="text">
      <style:text-properties officeooo:rsid="001171df"/>
    </style:style>
    <style:style style:name="T6" style:family="text">
      <style:text-properties officeooo:rsid="001250a8"/>
    </style:style>
    <style:style style:name="T7" style:family="text">
      <style:text-properties officeooo:rsid="00141723"/>
    </style:style>
    <style:style style:name="T8" style:family="text">
      <style:text-properties officeooo:rsid="00145cc9"/>
    </style:style>
    <style:style style:name="T9" style:family="text">
      <style:text-properties officeooo:rsid="00041cf4"/>
    </style:style>
    <style:style style:name="T10" style:family="text">
      <style:text-properties officeooo:rsid="001608ae"/>
    </style:style>
    <style:style style:name="T11" style:family="text">
      <style:text-properties officeooo:rsid="00038c0f"/>
    </style:style>
    <style:style style:name="T12" style:family="text">
      <style:text-properties officeooo:rsid="0017ccfa"/>
    </style:style>
    <style:style style:name="T13" style:family="text">
      <style:text-properties fo:color="#999999" officeooo:rsid="0017ccfa"/>
    </style:style>
    <style:style style:name="T14" style:family="text">
      <style:text-properties officeooo:rsid="001853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5">BackEnd Api for NewsLetter:-</text:p>
      <text:p text:style-name="P7"/>
      <text:p text:style-name="P1">There should be two types of users Admin/User</text:p>
      <text:p text:style-name="P1"/>
      <text:p text:style-name="P1"><text:span text:style-name="T2">Project Description:-</text:span></text:p>
      <text:p text:style-name="P1">Admin <text:span text:style-name="T12">should have</text:span> right to create user and also create newsLetters. User can only download newletter by date of creation or newsletter title name.</text:p>
      <text:p text:style-name="P1"/>
      <text:p text:style-name="P3">user/Admin Fields:</text:p>
      <text:p text:style-name="P1"><text:s/></text:p>
      <text:p text:style-name="P1">id <text:s text:c="21"/>: objectId (Unique)</text:p>
      <text:p text:style-name="P1">userName <text:s text:c="8"/>: string</text:p>
      <text:p text:style-name="P9">emailAddress <text:s text:c="2"/>: <text:s/>string</text:p>
      <text:p text:style-name="P9">password <text:s text:c="9"/>: string <text:span text:style-name="T14">(password)</text:span></text:p>
      <text:p text:style-name="P9">isAdmin <text:s text:c="10"/>: boolean (<text:span text:style-name="T12">default</text:span> false)</text:p>
      <text:p text:style-name="P10">createDate <text:s text:c="7"/>: date (<text:span text:style-name="T12">default</text:span>) current date</text:p>
      <text:p text:style-name="P27">token <text:s text:c="15"/>: randomNumber</text:p>
      <text:p text:style-name="P9"/>
      <text:p text:style-name="P5">registeration api:- <text:s/></text:p>
      <text:p text:style-name="P9">request:-</text:p>
      <text:p text:style-name="P9"><text:s text:c="3"/>url: <text:a xlink:type="simple" xlink:href="http://localhost:3000/user/register" text:style-name="Internet_20_link" text:visited-style-name="Visited_20_Internet_20_Link">http://localhost:3000/user/register</text:a></text:p>
      <text:p text:style-name="P9"><text:s text:c="3"/>method: POST</text:p>
      <text:p text:style-name="P9"><text:s text:c="4"/>body: {</text:p>
      <text:p text:style-name="P9"><text:s text:c="10"/>username : ‘admin’</text:p>
      <text:p text:style-name="P9"><text:s text:c="10"/>emailAddress: ‘admin@gmail.com’</text:p>
      <text:p text:style-name="P9"><text:s text:c="10"/>password : ‘admin@123’</text:p>
      <text:p text:style-name="P9"><text:s text:c="5"/>}</text:p>
      <text:p text:style-name="P1"/>
      <text:p text:style-name="P1"/>
      <text:p text:style-name="P9">response :</text:p>
      <text:p text:style-name="P9"><text:s text:c="4"/>{ sucess: true,message:’user succesfully created with id 1’}</text:p>
      <text:p text:style-name="P9"/>
      <text:p text:style-name="P9"/>
      <text:p text:style-name="P5">Login api :-</text:p>
      <text:p text:style-name="P9"><text:s text:c="3"/>request :-</text:p>
      <text:p text:style-name="P9"><text:s text:c="5"/>url: <text:s/><text:a xlink:type="simple" xlink:href="http://localhost:3000/user/login" text:style-name="Internet_20_link" text:visited-style-name="Visited_20_Internet_20_Link">http://localhost:3000/user/login</text:a></text:p>
      <text:p text:style-name="P9"><text:s text:c="6"/><text:span text:style-name="T6">method: POST</text:span></text:p>
      <text:p text:style-name="P9"><text:s text:c="5"/><text:span text:style-name="T6">body:{</text:span></text:p>
      <text:p text:style-name="P9"><text:s text:c="7"/><text:span text:style-name="T6">username: ‘admin’,</text:span></text:p>
      <text:p text:style-name="P9"><text:s text:c="7"/><text:span text:style-name="T6">password: ‘admin@123</text:span></text:p>
      <text:p text:style-name="P11"><text:s text:c="4"/>}</text:p>
      <text:p text:style-name="P11"><text:s text:c="2"/></text:p>
      <text:p text:style-name="P11">response :</text:p>
      <text:p text:style-name="P16"><text:s/>{success : true,message:’Successfully loggedIn’,<text:span text:style-name="T12">data:{usertype:admin,userdetails:{</text:span></text:p>
      <text:p text:style-name="P27"><text:s text:c="3"/>id:’1001A’,<text:span text:style-name="T1">userName</text:span>: ‘admin’,<text:span text:style-name="T5">emailAddress:’</text:span>admin@gmail.com<text:span text:style-name="T5">’,isAdmin:</text:span>true,<text:span text:style-name="T12">token:’abcd’</text:span>}}}</text:p>
      <text:p text:style-name="P24">or,</text:p>
      <text:p text:style-name="P15">{success : true,message:’Successfully loggedIn’,<text:span text:style-name="T12">data:{userType:’’}</text:span>}</text:p>
      <text:p text:style-name="P11"/>
      <text:p text:style-name="P11"/>
      <text:p text:style-name="P11"/>
      <text:p text:style-name="P11"/>
      <text:p text:style-name="P11"><text:soft-page-break/></text:p>
      <text:p text:style-name="P4"/>
      <text:p text:style-name="P4"/>
      <text:p text:style-name="P4"/>
      <text:p text:style-name="P4"/>
      <text:p text:style-name="P4"/>
      <text:p text:style-name="P4"><text:span text:style-name="T10">NewsLetter</text:span>Fields:</text:p>
      <text:p text:style-name="P2"><text:s/></text:p>
      <text:p text:style-name="P19">Fields:- </text:p>
      <text:p text:style-name="P19"/>
      <text:p text:style-name="P19"><text:s text:c="3"/><text:span text:style-name="T8">createrId <text:s text:c="40"/>: <text:s/>objectId (Userame)</text:span></text:p>
      <text:p text:style-name="P19"><text:s text:c="3"/><text:span text:style-name="T6">newsletterTitle</text:span> <text:s text:c="30"/>: <text:span text:style-name="T10">string</text:span></text:p>
      <text:p text:style-name="P19"><text:s text:c="3"/><text:span text:style-name="T6">newsletterEdition</text:span> <text:s text:c="26"/>: <text:span text:style-name="T10">number</text:span></text:p>
      <text:p text:style-name="P19"><text:s text:c="3"/><text:span text:style-name="T6">newsletterBackgroundImage</text:span> <text:s text:c="9"/>: <text:s/><text:span text:style-name="T10">fileupload</text:span></text:p>
      <text:p text:style-name="P19"><text:s text:c="3"/><text:span text:style-name="T7">newsLetterLogo</text:span> <text:s text:c="28"/>: <text:span text:style-name="T10">fileupload</text:span></text:p>
      <text:p text:style-name="P19"><text:s text:c="3"/><text:span text:style-name="T8">newsLetterFooterContent <text:s text:c="14"/>: string </text:span></text:p>
      <text:p text:style-name="P21"><text:s text:c="2"/><text:span text:style-name="T7">subSectionName</text:span> <text:s text:c="29"/>: <text:span text:style-name="T10">string</text:span> <text:s/>Required</text:p>
      <text:p text:style-name="P23"><text:span text:style-name="T11"><text:s text:c="2"/>SubSectionHeading <text:s text:c="23"/>: </text:span>string<text:span text:style-name="T11"> <text:s/>Optional</text:span></text:p>
      <text:p text:style-name="P19"><text:s text:c="2"/><text:span text:style-name="T7">subSectionImg <text:s text:c="32"/>: fileupload (Image (png,jpg)) Required</text:span></text:p>
      <text:p text:style-name="P19"><text:s text:c="2"/><text:span text:style-name="T7">subSectionDesc <text:s text:c="31"/>: string <text:s text:c="2"/>(Required)</text:span></text:p>
      <text:p text:style-name="P19"><text:span text:style-name="T9"><text:s text:c="2"/>subSectionLink <text:s text:c="32"/>: string <text:s text:c="3"/>(required)</text:span></text:p>
      <text:p text:style-name="P19"><text:span text:style-name="T9"><text:s text:c="2"/>subSectionPlace <text:s text:c="31"/>: <text:s/>string <text:s text:c="3"/>(optional)</text:span> </text:p>
      <text:p text:style-name="P14"><text:span text:style-name="T7"><text:s/>subsectionEventDate <text:s text:c="26"/>: string <text:s text:c="4"/>(optional)</text:span></text:p>
      <text:p text:style-name="P14"><text:s text:c="2"/><text:span text:style-name="T10">createdAt <text:s text:c="43"/>: date <text:s text:c="7"/>(Required)</text:span></text:p>
      <text:p text:style-name="P19"><text:s text:c="2"/></text:p>
      <text:p text:style-name="P11"/>
      <text:p text:style-name="P11"/>
      <text:p text:style-name="P11"/>
      <text:p text:style-name="P11"/>
      <text:p text:style-name="P11"/>
      <text:p text:style-name="P6">createNewsLetter Api :-</text:p>
      <text:p text:style-name="P11"/>
      <text:p text:style-name="P11"><text:s text:c="3"/>request :-</text:p>
      <text:p text:style-name="P11"><text:s text:c="6"/>url:- <text:a xlink:type="simple" xlink:href="http://localhost:3000/newsletter/createNewsLetter" text:style-name="Internet_20_link" text:visited-style-name="Visited_20_Internet_20_Link">http://localhost:3000/newsletter/createNewsLetter</text:a></text:p>
      <text:p text:style-name="P11"><text:s text:c="6"/>method: POST</text:p>
      <text:p text:style-name="P11"><text:s text:c="6"/>body:{</text:p>
      <text:p text:style-name="P17"><text:s text:c="10"/>createrId <text:s text:c="8"/>: ‘101abc’ <text:s text:c="23"/>//login user id</text:p>
      <text:p text:style-name="P17"><text:span text:style-name="T6"><text:s text:c="10"/>newsletterTitle: ‘ui/ux newsLetter’,</text:span></text:p>
      <text:p text:style-name="P11"><text:s text:c="10"/>newsletterEdition: 11,</text:p>
      <text:p text:style-name="P11"><text:s text:c="10"/>newsletterBackgroundImage: ‘<text:a xlink:type="simple" xlink:href="../../../c://back.jpg" text:style-name="Internet_20_link" text:visited-style-name="Visited_20_Internet_20_Link"><text:span text:style-name="T7">c:</text:span></text:a><text:a xlink:type="simple" xlink:href="../../../c://back.jpg" text:style-name="Internet_20_link" text:visited-style-name="Visited_20_Internet_20_Link">//</text:a><text:a xlink:type="simple" xlink:href="../../../c://back.jpg" text:style-name="Internet_20_link" text:visited-style-name="Visited_20_Internet_20_Link"><text:span text:style-name="T7">back.jpg</text:span></text:a>’,</text:p>
      <text:p text:style-name="P11"><text:s text:c="9"/><text:span text:style-name="T7">newsLetterLogo <text:s/>:’</text:span><text:a xlink:type="simple" xlink:href="../../../c://logo.png" text:style-name="Internet_20_link" text:visited-style-name="Visited_20_Internet_20_Link"><text:span text:style-name="T7">c://logo.png</text:span></text:a><text:span text:style-name="T7">’,</text:span></text:p>
      <text:p text:style-name="P11"><text:s text:c="9"/><text:span text:style-name="T8">newsLetterFooterContent:’copyrite@xavient.com’</text:span></text:p>
      <text:p text:style-name="P11"><text:s text:c="5"/><text:span text:style-name="T7">section : [{</text:span></text:p>
      <text:p text:style-name="P11"><text:s text:c="9"/><text:span text:style-name="T7">sectionName : ‘Industry watch’,</text:span></text:p>
      <text:p text:style-name="P12"><text:s text:c="9"/><text:span text:style-name="T7">subsection <text:s text:c="3"/>: [{</text:span></text:p>
      <text:p text:style-name="P12"><text:s text:c="10"/><text:span text:style-name="T7">subSectionName : ‘webperformance made Easy’,</text:span></text:p>
      <text:p text:style-name="P12"><text:s text:c="10"/><text:span text:style-name="T7">subSectionImg <text:s text:c="3"/>: ‘</text:span><text:a xlink:type="simple" xlink:href="../../../c://angular.png" text:style-name="Internet_20_link" text:visited-style-name="Visited_20_Internet_20_Link"><text:span text:style-name="T7">c://angular.png</text:span></text:a><text:span text:style-name="T7">’,</text:span></text:p>
      <text:p text:style-name="P12"><text:s text:c="10"/><text:span text:style-name="T7">subSectionDesc <text:s text:c="2"/>:’angular js is javascript client side framework’,</text:span></text:p>
      <text:p text:style-name="P12"><text:s text:c="10"/><text:span text:style-name="T7">subSectionLink <text:s text:c="2"/>:’http//www.angular.com’,</text:span></text:p>
      <text:p text:style-name="P12"><text:s text:c="10"/><text:span text:style-name="T7">subSectionVideo <text:s text:c="2"/>: false</text:span></text:p>
      <text:p text:style-name="P12"><text:s text:c="10"/><text:span text:style-name="T7">subSectionPlace <text:s/>: ‘nepal’,</text:span></text:p>
      <text:p text:style-name="P12"><text:s text:c="10"/><text:span text:style-name="T7">subsectionEventDate : ‘10/02/2007’</text:span></text:p>
      <text:p text:style-name="P12"><text:soft-page-break/><text:span text:style-name="T7"><text:s text:c="8"/>},</text:span></text:p>
      <text:p text:style-name="P12"><text:s text:c="7"/><text:span text:style-name="T7">{</text:span></text:p>
      <text:p text:style-name="P12"><text:s text:c="10"/><text:span text:style-name="T7">subSectionName : ‘Upcomming Event made Easy’,</text:span></text:p>
      <text:p text:style-name="P12"><text:s text:c="10"/><text:span text:style-name="T7">subSectionImg <text:s text:c="3"/>: ‘</text:span><text:a xlink:type="simple" xlink:href="../../../c://angular.png" text:style-name="Internet_20_link" text:visited-style-name="Visited_20_Internet_20_Link"><text:span text:style-name="T7">c://angular.png</text:span></text:a><text:span text:style-name="T7">’,</text:span></text:p>
      <text:p text:style-name="P12"><text:s text:c="10"/><text:span text:style-name="T7">subSectionDesc <text:s text:c="2"/>:’angular js is javascript client side framework’,</text:span></text:p>
      <text:p text:style-name="P12"><text:s text:c="10"/><text:span text:style-name="T7">subSectionLink <text:s text:c="2"/>:’http//www.angular.com’,</text:span></text:p>
      <text:p text:style-name="P12"><text:s text:c="10"/><text:span text:style-name="T7">subSectionPlace <text:s/>: ‘nepal’,</text:span></text:p>
      <text:p text:style-name="P12"><text:s text:c="10"/><text:span text:style-name="T7">subsectionEventDate : ‘10/02/2007’</text:span></text:p>
      <text:p text:style-name="P12"><text:span text:style-name="T7"><text:s text:c="8"/>}</text:span></text:p>
      <text:p text:style-name="P12"><text:span text:style-name="T7"><text:s text:c="6"/>] </text:span></text:p>
      <text:p text:style-name="P11"><text:s text:c="4"/><text:span text:style-name="T7">}]</text:span></text:p>
      <text:p text:style-name="P11"><text:s text:c="4"/><text:span text:style-name="T8">createdAt : <text:s/>‘10/04/2018’</text:span></text:p>
      <text:p text:style-name="P11">}</text:p>
      <text:p text:style-name="P11"/>
      <text:p text:style-name="P17">response:-</text:p>
      <text:p text:style-name="P17"><text:s text:c="2"/>{success: true,message: ‘NewsLetter successfully Created with id 1001’}</text:p>
      <text:p text:style-name="P17"/>
      <text:p text:style-name="P13"><text:span text:style-name="T3">List NewsLetters:-</text:span></text:p>
      <text:p text:style-name="P13">request :-</text:p>
      <text:p text:style-name="P13"><text:s text:c="6"/>url:- <text:a xlink:type="simple" xlink:href="http://localhost:3000/newsletter/createNewsLetter" text:style-name="Internet_20_link" text:visited-style-name="Visited_20_Internet_20_Link">http://localhost:3000/newsletter/</text:a><text:a xlink:type="simple" xlink:href="http://localhost:3000/newsletter/createNewsLetter" text:style-name="Internet_20_link" text:visited-style-name="Visited_20_Internet_20_Link"><text:span text:style-name="T8">n</text:span></text:a><text:span text:style-name="T8">ewsletters</text:span></text:p>
      <text:p text:style-name="P13"><text:s text:c="6"/>method: <text:span text:style-name="T8">GET</text:span></text:p>
      <text:p text:style-name="P13"><text:s text:c="6"/></text:p>
      <text:p text:style-name="P13"><text:s text:c="3"/><text:span text:style-name="T8">response: -</text:span></text:p>
      <text:p text:style-name="P13"><text:s text:c="2"/>body:{</text:p>
      <text:p text:style-name="P17"><text:s text:c="8"/>newsLetterId <text:s text:c="3"/>: ‘abc1223’</text:p>
      <text:p text:style-name="P13"><text:s text:c="10"/>newsletterTitle: ‘ui/ux newsLetter’,</text:p>
      <text:p text:style-name="P13"><text:s text:c="10"/>newsletterEdition: 11,</text:p>
      <text:p text:style-name="P13"><text:s text:c="10"/>newsletterBackgroundImage: ‘<text:a xlink:type="simple" xlink:href="../../../c://back.jpg" text:style-name="Internet_20_link" text:visited-style-name="Visited_20_Internet_20_Link"><text:span text:style-name="T7">c:</text:span></text:a><text:a xlink:type="simple" xlink:href="../../../c://back.jpg" text:style-name="Internet_20_link" text:visited-style-name="Visited_20_Internet_20_Link">//</text:a><text:a xlink:type="simple" xlink:href="../../../c://back.jpg" text:style-name="Internet_20_link" text:visited-style-name="Visited_20_Internet_20_Link"><text:span text:style-name="T7">back.jpg</text:span></text:a>’,</text:p>
      <text:p text:style-name="P13"><text:s text:c="6"/><text:span text:style-name="T7">newsLetterLogo <text:s/>:’</text:span><text:a xlink:type="simple" xlink:href="../../../c://logo.png" text:style-name="Internet_20_link" text:visited-style-name="Visited_20_Internet_20_Link"><text:span text:style-name="T7">c://logo.png</text:span></text:a><text:span text:style-name="T7">’,</text:span></text:p>
      <text:p text:style-name="P13"><text:s text:c="6"/><text:span text:style-name="T8">newsLetterFooterContent:’copyrite@xavient.com’</text:span></text:p>
      <text:p text:style-name="P13"><text:s text:c="5"/><text:span text:style-name="T7">section : [{</text:span></text:p>
      <text:p text:style-name="P13"><text:s text:c="9"/><text:span text:style-name="T7">sectionName : ‘Industry watch’,</text:span></text:p>
      <text:p text:style-name="P13"><text:s text:c="9"/><text:span text:style-name="T7">subsection <text:s text:c="3"/>: [{</text:span></text:p>
      <text:p text:style-name="P13"><text:s text:c="10"/><text:span text:style-name="T7">subSectionName : ‘webperformance made Easy’,</text:span></text:p>
      <text:p text:style-name="P13"><text:s text:c="10"/><text:span text:style-name="T7">subSectionImg <text:s text:c="3"/>: ‘</text:span><text:a xlink:type="simple" xlink:href="../../../c://angular.png" text:style-name="Internet_20_link" text:visited-style-name="Visited_20_Internet_20_Link"><text:span text:style-name="T7">c://angular.png</text:span></text:a><text:span text:style-name="T7">’,</text:span></text:p>
      <text:p text:style-name="P13"><text:s text:c="10"/><text:span text:style-name="T7">subSectionDesc <text:s text:c="2"/>:’angular js is javascript client side framework’,</text:span></text:p>
      <text:p text:style-name="P13"><text:s text:c="10"/><text:span text:style-name="T7">subSectionLink <text:s text:c="2"/>:’http//www.angular.com’,</text:span></text:p>
      <text:p text:style-name="P13"><text:s text:c="10"/><text:span text:style-name="T7">subSectionVideo <text:s text:c="2"/>: false</text:span></text:p>
      <text:p text:style-name="P13"><text:s text:c="10"/><text:span text:style-name="T7">subSectionPlace <text:s/>: ‘nepal’,</text:span></text:p>
      <text:p text:style-name="P13"><text:s text:c="10"/><text:span text:style-name="T7">subsectionEventDate : ‘10/02/2007’</text:span></text:p>
      <text:p text:style-name="P13"><text:span text:style-name="T7"><text:s text:c="8"/>},</text:span></text:p>
      <text:p text:style-name="P13"><text:s text:c="7"/><text:span text:style-name="T7">{</text:span></text:p>
      <text:p text:style-name="P13"><text:s text:c="10"/><text:span text:style-name="T7">subSectionName : ‘Upcomming Event made Easy’,</text:span></text:p>
      <text:p text:style-name="P13"><text:s text:c="10"/><text:span text:style-name="T7">subSectionImg <text:s text:c="3"/>: ‘</text:span><text:a xlink:type="simple" xlink:href="../../../c://angular.png" text:style-name="Internet_20_link" text:visited-style-name="Visited_20_Internet_20_Link"><text:span text:style-name="T7">c://angular.png</text:span></text:a><text:span text:style-name="T7">’,</text:span></text:p>
      <text:p text:style-name="P13"><text:s text:c="10"/><text:span text:style-name="T7">subSectionDesc <text:s text:c="2"/>:’angular js is javascript client side framework’,</text:span></text:p>
      <text:p text:style-name="P13"><text:s text:c="10"/><text:span text:style-name="T7">subSectionLink <text:s text:c="2"/>:’http//www.angular.com’,</text:span></text:p>
      <text:p text:style-name="P13"><text:s text:c="10"/><text:span text:style-name="T7">subSectionPlace <text:s/>: ‘nepal’,</text:span></text:p>
      <text:p text:style-name="P13"><text:s text:c="10"/><text:span text:style-name="T7">subsectionEventDate : ‘10/02/2007’</text:span></text:p>
      <text:p text:style-name="P13"><text:span text:style-name="T7"><text:s text:c="8"/>}</text:span></text:p>
      <text:p text:style-name="P13"><text:span text:style-name="T7"><text:s text:c="6"/>] </text:span></text:p>
      <text:p text:style-name="P13"><text:s text:c="4"/><text:span text:style-name="T7">}],</text:span></text:p>
      <text:p text:style-name="P17"><text:s text:c="4"/>UserId <text:s/>: ‘101abc’ <text:s/></text:p>
      <text:p text:style-name="P13"><text:soft-page-break/><text:s text:c="4"/><text:span text:style-name="T8">createdBy: ‘admin’, <text:s/>// username</text:span></text:p>
      <text:p text:style-name="P13"><text:s text:c="4"/><text:span text:style-name="T8">createdAt : <text:s/>‘10/04/2018’</text:span></text:p>
      <text:p text:style-name="P13">}</text:p>
      <text:p text:style-name="P13"><text:s text:c="4"/></text:p>
      <text:p text:style-name="P13"/>
      <text:p text:style-name="P11"/>
      <text:p text:style-name="P13"><text:span text:style-name="T3">List NewsLetters <text:s/>by Created date or createdBy: -</text:span></text:p>
      <text:p text:style-name="P13"><text:span text:style-name="T3"/></text:p>
      <text:p text:style-name="P13">request :-</text:p>
      <text:p text:style-name="P13"><text:s text:c="6"/>url:- <text:a xlink:type="simple" xlink:href="http://localhost:3000/newsletter/newsletters/?createdDate:10/02/2017&amp;" text:style-name="Internet_20_link" text:visited-style-name="Visited_20_Internet_20_Link">http://localhost:3000/newsletter/</text:a><text:a xlink:type="simple" xlink:href="http://localhost:3000/newsletter/newsletters/?createdDate:10/02/2017&amp;" text:style-name="Internet_20_link" text:visited-style-name="Visited_20_Internet_20_Link"><text:span text:style-name="T8">newsletters/?createdDate:10/02/2017&amp;</text:span></text:a><text:span text:style-name="T8">createrId:101abc</text:span></text:p>
      <text:p text:style-name="P13"><text:s text:c="6"/><text:span text:style-name="T8">method: Post</text:span></text:p>
      <text:p text:style-name="P14"><text:s text:c="2"/>body:{</text:p>
      <text:p text:style-name="P18"><text:s text:c="9"/>newsLetterId <text:s text:c="3"/>: ‘abc1223’</text:p>
      <text:p text:style-name="P14"><text:s text:c="10"/>newsletterTitle: ‘ui/ux newsLetter’,</text:p>
      <text:p text:style-name="P14"><text:s text:c="10"/>newsletterEdition: 11,</text:p>
      <text:p text:style-name="P14"><text:s text:c="10"/>newsletterBackgroundImage: ‘<text:a xlink:type="simple" xlink:href="../../../c://back.jpg" text:style-name="Internet_20_link" text:visited-style-name="Visited_20_Internet_20_Link"><text:span text:style-name="T7">c:</text:span></text:a><text:a xlink:type="simple" xlink:href="../../../c://back.jpg" text:style-name="Internet_20_link" text:visited-style-name="Visited_20_Internet_20_Link">//</text:a><text:a xlink:type="simple" xlink:href="../../../c://back.jpg" text:style-name="Internet_20_link" text:visited-style-name="Visited_20_Internet_20_Link"><text:span text:style-name="T7">back.jpg</text:span></text:a>’,</text:p>
      <text:p text:style-name="P14"><text:s text:c="6"/><text:span text:style-name="T7">newsLetterLogo <text:s/>:’</text:span><text:a xlink:type="simple" xlink:href="../../../c://logo.png" text:style-name="Internet_20_link" text:visited-style-name="Visited_20_Internet_20_Link"><text:span text:style-name="T7">c://logo.png</text:span></text:a><text:span text:style-name="T7">’,</text:span></text:p>
      <text:p text:style-name="P14"><text:s text:c="6"/><text:span text:style-name="T8">newsLetterFooterContent:’copyrite@xavient.com’</text:span></text:p>
      <text:p text:style-name="P14"><text:s text:c="5"/><text:span text:style-name="T7">section : [{</text:span></text:p>
      <text:p text:style-name="P14"><text:s text:c="9"/><text:span text:style-name="T7">sectionName : ‘Industry watch’,</text:span></text:p>
      <text:p text:style-name="P14"><text:s text:c="9"/><text:span text:style-name="T7">subsection <text:s text:c="3"/>: [{</text:span></text:p>
      <text:p text:style-name="P14"><text:s text:c="10"/><text:span text:style-name="T7">subSectionName : ‘webperformance made Easy’,</text:span></text:p>
      <text:p text:style-name="P14"><text:s text:c="10"/><text:span text:style-name="T7">subSectionImg <text:s text:c="3"/>: ‘</text:span><text:a xlink:type="simple" xlink:href="../../../c://angular.png" text:style-name="Internet_20_link" text:visited-style-name="Visited_20_Internet_20_Link"><text:span text:style-name="T7">c://angular.png</text:span></text:a><text:span text:style-name="T7">’,</text:span></text:p>
      <text:p text:style-name="P14"><text:s text:c="10"/><text:span text:style-name="T7">subSectionDesc <text:s text:c="2"/>:’angular js is javascript client side framework’,</text:span></text:p>
      <text:p text:style-name="P14"><text:s text:c="10"/><text:span text:style-name="T7">subSectionLink <text:s text:c="2"/>:’http//www.angular.com’,</text:span></text:p>
      <text:p text:style-name="P14"><text:s text:c="10"/><text:span text:style-name="T7">subSectionVideo <text:s text:c="2"/>: false</text:span></text:p>
      <text:p text:style-name="P14"><text:s text:c="10"/><text:span text:style-name="T7">subSectionPlace <text:s/>: ‘nepal’,</text:span></text:p>
      <text:p text:style-name="P14"><text:s text:c="10"/><text:span text:style-name="T7">subsectionEventDate : ‘10/02/2007’</text:span></text:p>
      <text:p text:style-name="P14"><text:span text:style-name="T7"><text:s text:c="8"/>},</text:span></text:p>
      <text:p text:style-name="P14"><text:s text:c="7"/><text:span text:style-name="T7">{</text:span></text:p>
      <text:p text:style-name="P14"><text:s text:c="10"/><text:span text:style-name="T7">subSectionName : ‘Upcomming Event made Easy’,</text:span></text:p>
      <text:p text:style-name="P14"><text:s text:c="10"/><text:span text:style-name="T7">subSectionImg <text:s text:c="3"/>: ‘</text:span><text:a xlink:type="simple" xlink:href="../../../c://angular.png" text:style-name="Internet_20_link" text:visited-style-name="Visited_20_Internet_20_Link"><text:span text:style-name="T7">c://angular.png</text:span></text:a><text:span text:style-name="T7">’,</text:span></text:p>
      <text:p text:style-name="P14"><text:s text:c="10"/><text:span text:style-name="T7">subSectionDesc <text:s text:c="2"/>:’angular js is javascript client side framework’,</text:span></text:p>
      <text:p text:style-name="P14"><text:s text:c="10"/><text:span text:style-name="T7">subSectionLink <text:s text:c="2"/>:’http//www.angular.com’,</text:span></text:p>
      <text:p text:style-name="P14"><text:s text:c="10"/><text:span text:style-name="T7">subSectionPlace <text:s/>: ‘nepal’,</text:span></text:p>
      <text:p text:style-name="P14"><text:s text:c="10"/><text:span text:style-name="T7">subsectionEventDate : ‘10/02/2007’</text:span></text:p>
      <text:p text:style-name="P14"><text:span text:style-name="T7"><text:s text:c="8"/>}</text:span></text:p>
      <text:p text:style-name="P14"><text:span text:style-name="T7"><text:s text:c="6"/>] </text:span></text:p>
      <text:p text:style-name="P14"><text:s text:c="4"/><text:span text:style-name="T7">}],</text:span></text:p>
      <text:p text:style-name="P18"><text:s text:c="4"/>UserId <text:s/>: ‘101abc’ <text:s/></text:p>
      <text:p text:style-name="P14"><text:s text:c="4"/><text:span text:style-name="T8">createdBy: ‘admin’, <text:s/>// username</text:span></text:p>
      <text:p text:style-name="P14"><text:s text:c="4"/><text:span text:style-name="T8">createdAt : <text:s/>‘10/04/2018’</text:span></text:p>
      <text:p text:style-name="P14">}</text:p>
      <text:p text:style-name="P11"/>
      <text:p text:style-name="P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s text:c="8"/></text:p>
      <text:p text:style-name="P26"><text:span text:style-name="T2">NewsLetter Form </text:span><text:span text:style-name="T4">Fileds Form Frontend Side</text:span><text:span text:style-name="T2">:- </text:span></text:p>
      <text:p text:style-name="P8"><text:s/><text:span text:style-name="T13">from frontend side fileds should be:- </text:span></text:p>
      <text:p text:style-name="P20">Fields:- </text:p>
      <text:p text:style-name="P20"><text:s text:c="3"/>newsLetterId <text:s text:c="27"/>: <text:s/>Random Alpha Numeric key </text:p>
      <text:p text:style-name="P20"><text:s text:c="3"/>newsLetterTitle <text:s text:c="23"/>: TextBox (String)</text:p>
      <text:p text:style-name="P20"><text:s text:c="3"/>newsLetterEdition <text:s text:c="18"/>: TextBox (Number)</text:p>
      <text:p text:style-name="P20"><text:s text:c="3"/>newsLetterTitleBackground <text:s text:c="3"/>: <text:s/>File <text:span text:style-name="T9">Upload</text:span> (Image(png,jpg only))</text:p>
      <text:p text:style-name="P20"><text:s text:c="3"/>newLetterLogo <text:s text:c="23"/>: File <text:span text:style-name="T9">Upload</text:span> (Image (png,jpg only)</text:p>
      <text:p text:style-name="P20"><text:s text:c="3"/><text:span text:style-name="T9">newsLetterFotterText <text:s text:c="14"/>: <text:s/>TextArea <text:s/></text:span></text:p>
      <text:p text:style-name="P20"><text:s text:c="3"/><text:span text:style-name="T9">AddSections <text:s text:c="28"/>: Button</text:span></text:p>
      <text:p text:style-name="P20"><text:s text:c="3"/></text:p>
      <text:p text:style-name="P22">AddSection will Open a popup with a new form that will contains one textbox</text:p>
      <text:p text:style-name="P22"><text:s/>SectionName <text:s text:c="24"/>: TextBox (String) Required</text:p>
      <text:p text:style-name="P20"><text:s/><text:span text:style-name="T9">AddSubsection <text:s text:c="22"/>: Button <text:s/></text:span></text:p>
      <text:p text:style-name="P22"><text:s/>close <text:s text:c="38"/>: Button</text:p>
      <text:p text:style-name="P20"><text:s/></text:p>
      <text:p text:style-name="P20"><text:span text:style-name="T9">after clicking on AddSubsection </text:span><text:s/><text:span text:style-name="T9">another popup menu should open which should contain fileds like</text:span></text:p>
      <text:p text:style-name="P20"><text:s/><text:span text:style-name="T9">SubSectionHeading <text:s text:c="13"/>: TextBox (string) Optional</text:span></text:p>
      <text:p text:style-name="P20"><text:s/><text:span text:style-name="T9">Image <text:s text:c="35"/>: File Upload (Image (png,jpg)) Required</text:span></text:p>
      <text:p text:style-name="P20"><text:s/><text:span text:style-name="T9">Description <text:s text:c="26"/>: TextArea <text:s text:c="2"/>(Required)</text:span></text:p>
      <text:p text:style-name="P20"><text:span text:style-name="T9"><text:s/>Link <text:s text:c="38"/>: TextBox <text:s text:c="3"/>(required)</text:span></text:p>
      <text:p text:style-name="P20"><text:span text:style-name="T9">place <text:s text:c="37"/>: <text:s/>TextBox <text:s text:c="3"/>(optional)</text:span> </text:p>
      <text:p text:style-name="P22">AddMoreSubSection <text:s text:c="12"/>: <text:s text:c="2"/>Button <text:s text:c="6"/></text:p>
      <text:p text:style-name="P22">close <text:s text:c="38"/>: Button (to close popup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2T11:46:49.751365439</meta:creation-date>
    <dc:date>2018-08-02T13:57:38.247266563</dc:date>
    <meta:editing-duration>PT1H5M43S</meta:editing-duration>
    <meta:editing-cycles>3</meta:editing-cycles>
    <meta:generator>LibreOffice/5.4.5.1$Linux_X86_64 LibreOffice_project/40m0$Build-1</meta:generator>
    <meta:document-statistic meta:table-count="0" meta:image-count="0" meta:object-count="0" meta:page-count="5" meta:paragraph-count="192" meta:word-count="611" meta:character-count="7377" meta:non-whitespace-character-count="4905"/>
  </office:meta>
</office:document-meta>
</file>